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ca60f" officeooo:paragraph-rsid="001ca60f"/>
    </style:style>
    <style:style style:name="P11" style:family="paragraph" style:parent-style-name="Table_20_Contents">
      <style:text-properties officeooo:rsid="001df5d6" officeooo:paragraph-rsid="001fd4d9"/>
    </style:style>
    <style:style style:name="P12" style:family="paragraph" style:parent-style-name="Table_20_Contents">
      <style:text-properties officeooo:rsid="001fd4d9" officeooo:paragraph-rsid="001fd4d9"/>
    </style:style>
    <style:style style:name="P13" style:family="paragraph" style:parent-style-name="Table_20_Contents">
      <style:text-properties officeooo:rsid="0020ecc1" officeooo:paragraph-rsid="0020ecc1"/>
    </style:style>
    <style:style style:name="P14" style:family="paragraph" style:parent-style-name="Table_20_Contents">
      <style:text-properties officeooo:rsid="002280fc" officeooo:paragraph-rsid="002280fc"/>
    </style:style>
    <style:style style:name="P15" style:family="paragraph" style:parent-style-name="Table_20_Contents">
      <style:text-properties officeooo:rsid="00253449" officeooo:paragraph-rsid="00253449"/>
    </style:style>
    <style:style style:name="P16" style:family="paragraph" style:parent-style-name="Table_20_Contents">
      <style:text-properties officeooo:rsid="00296d75" officeooo:paragraph-rsid="00296d75"/>
    </style:style>
    <style:style style:name="P17" style:family="paragraph" style:parent-style-name="Table_20_Contents">
      <style:text-properties officeooo:rsid="0033fe00" officeooo:paragraph-rsid="0033fe00"/>
    </style:style>
    <style:style style:name="P18" style:family="paragraph" style:parent-style-name="Table_20_Contents">
      <style:text-properties officeooo:rsid="00373ba0" officeooo:paragraph-rsid="00373ba0"/>
    </style:style>
    <style:style style:name="P19" style:family="paragraph" style:parent-style-name="Table_20_Contents">
      <style:text-properties officeooo:rsid="003914b0" officeooo:paragraph-rsid="003914b0"/>
    </style:style>
    <style:style style:name="P20" style:family="paragraph" style:parent-style-name="Table_20_Contents">
      <style:text-properties officeooo:rsid="00389e60" officeooo:paragraph-rsid="00389e60"/>
    </style:style>
    <style:style style:name="P21" style:family="paragraph" style:parent-style-name="Standard">
      <style:text-properties officeooo:rsid="0014268c"/>
    </style:style>
    <style:style style:name="P22" style:family="paragraph" style:parent-style-name="Standard">
      <style:text-properties officeooo:rsid="0022cb1b" officeooo:paragraph-rsid="0022cb1b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25" style:family="paragraph" style:parent-style-name="Standard">
      <style:text-properties officeooo:rsid="002faf0b" officeooo:paragraph-rsid="002faf0b"/>
    </style:style>
    <style:style style:name="P26" style:family="paragraph" style:parent-style-name="Text_20_body">
      <style:text-properties officeooo:rsid="00296d75" officeooo:paragraph-rsid="00296d75"/>
    </style:style>
    <style:style style:name="P27" style:family="paragraph" style:parent-style-name="Text_20_body">
      <style:text-properties officeooo:rsid="002af4cb" officeooo:paragraph-rsid="002af4cb"/>
    </style:style>
    <style:style style:name="P28" style:family="paragraph" style:parent-style-name="Text_20_body">
      <style:text-properties officeooo:paragraph-rsid="002c90bf"/>
    </style:style>
    <style:style style:name="P29" style:family="paragraph" style:parent-style-name="Text_20_body">
      <style:text-properties officeooo:paragraph-rsid="00319fd8"/>
    </style:style>
    <style:style style:name="P30" style:family="paragraph" style:parent-style-name="Text_20_body">
      <style:text-properties officeooo:rsid="0032e4cf" officeooo:paragraph-rsid="0032e4cf"/>
    </style:style>
    <style:style style:name="P31" style:family="paragraph" style:parent-style-name="Heading_20_3">
      <style:text-properties officeooo:rsid="0022cb1b" officeooo:paragraph-rsid="0022cb1b"/>
    </style:style>
    <style:style style:name="P32" style:family="paragraph" style:parent-style-name="Heading_20_3">
      <style:text-properties officeooo:rsid="0032e4cf" officeooo:paragraph-rsid="0032e4cf"/>
    </style:style>
    <style:style style:name="P33" style:family="paragraph" style:parent-style-name="Heading_20_3">
      <style:text-properties officeooo:rsid="00319fd8" officeooo:paragraph-rsid="00319fd8"/>
    </style:style>
    <style:style style:name="P34" style:family="paragraph" style:parent-style-name="Table_20_Contents">
      <style:text-properties officeooo:rsid="0014a25f" officeooo:paragraph-rsid="0014a25f"/>
    </style:style>
    <style:style style:name="P35" style:family="paragraph" style:parent-style-name="Table_20_Contents">
      <style:text-properties officeooo:rsid="003e83e0" officeooo:paragraph-rsid="003e83e0"/>
    </style:style>
    <style:style style:name="P36" style:family="paragraph" style:parent-style-name="Text_20_body" style:list-style-name="L1">
      <style:text-properties officeooo:rsid="0032e4cf" officeooo:paragraph-rsid="0032e4cf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  <style:style style:name="T9" style:family="text">
      <style:text-properties officeooo:rsid="0032e4cf"/>
    </style:style>
    <style:style style:name="T10" style:family="text">
      <style:text-properties officeooo:rsid="00359d88"/>
    </style:style>
    <style:style style:name="T11" style:family="text">
      <style:text-properties officeooo:rsid="003664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3">Kitten on the Tracks</text:h>
      <text:h text:style-name="Heading_20_3" text:outline-level="3">Data mode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5">logo &amp; name</text:p>
            <text:p text:style-name="P1"><text:span text:style-name="T1">Default </text:span>Settings</text:p>
            <text:p text:style-name="P15">Min. level to play</text:p>
            <text:p text:style-name="P16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8">Save [As]</text:p>
            <text:p text:style-name="P1">Delete</text:p>
          </table:table-cell>
          <table:table-cell table:style-name="Table1.D2" office:value-type="string">
            <text:p text:style-name="P1">User (owner)</text:p>
            <text:p text:style-name="P1">Lines</text:p>
            <text:p text:style-name="P1">Stations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>
          <table:table-cell table:style-name="Table1.A2" office:value-type="string">
            <text:p text:style-name="P20">Feature</text:p>
          </table:table-cell>
          <table:table-cell table:style-name="Table1.A2" office:value-type="string">
            <text:p text:style-name="P20">Features available vs game level.e.g. staff, maintenance, incidents, network, £, franchises, passengers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9">Level</text:p>
            <text:p text:style-name="P19">Network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6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6">Last seen</text:p>
            <text:p text:style-name="P17">Max level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</table:table-cell>
        </table:table-row>
        <table:table-row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6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1">Customise incidents</text:p>
            <text:p text:style-name="P12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1">Network</text:p>
            <text:p text:style-name="P4">Incidents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3"/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  <text:p text:style-name="P35">Direction name (up/down)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3">Trains</text:p>
            <text:p text:style-name="P3">Stations</text:p>
            <text:p text:style-name="P3">Incidents</text:p>
            <text:p text:style-name="P3">Staff</text:p>
          </table:table-cell>
        </table:table-row>
        <table:table-row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ocation, <text:span text:style-name="T2">Line, or Train</text:span> </text:p>
            <text:p text:style-name="P3">Impact</text:p>
            <text:p text:style-name="P3">Response</text:p>
          </table:table-cell>
        </table:table-row>
        <table:table-row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Response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3">Impact</text:p>
          </table:table-cell>
        </table:table-row>
        <table:table-row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<text:soft-page-break/>Station)</text:p>
            <text:p text:style-name="P14">Quantity</text:p>
            <text:p text:style-name="P14">Pay</text:p>
            <text:p text:style-name="P14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10"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21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Level</text:p>
          </table:table-cell>
          <table:table-cell table:style-name="Table2.B1" office:value-type="string">
            <text:p text:style-name="P24">Features</text:p>
          </table:table-cell>
        </table:table-row>
        <table:table-row>
          <table:table-cell table:style-name="Table2.A2" office:value-type="string">
            <text:p text:style-name="P22">Basic <text:span text:style-name="T9">(“Hornby”)</text:span></text:p>
          </table:table-cell>
          <table:table-cell table:style-name="Table2.B2" office:value-type="string">
            <text:p text:style-name="P22">1 line &amp; incidents only</text:p>
            <text:p text:style-name="P22">No variability, no competition</text:p>
          </table:table-cell>
        </table:table-row>
        <table:table-row>
          <table:table-cell table:style-name="Table2.A2" office:value-type="string">
            <text:p text:style-name="P22">Intermediate</text:p>
          </table:table-cell>
          <table:table-cell table:style-name="Table2.B2" office:value-type="string">
            <text:p text:style-name="P22">Multiple lines</text:p>
            <text:p text:style-name="P22">Competition</text:p>
            <text:p text:style-name="P22">Additional networks available</text:p>
            <text:p text:style-name="P22">More variability (incident severity)</text:p>
            <text:p text:style-name="P22">Limited time between rounds (or Pause)</text:p>
          </table:table-cell>
        </table:table-row>
        <table:table-row>
          <table:table-cell table:style-name="Table2.A2" office:value-type="string">
            <text:p text:style-name="P22">Advanced</text:p>
          </table:table-cell>
          <table:table-cell table:style-name="Table2.B2" office:value-type="string">
            <text:p text:style-name="P22">As Intermediate plus:</text:p>
            <text:p text:style-name="P22">Passengers (variable traffic)</text:p>
            <text:p text:style-name="P22">Staffing</text:p>
            <text:p text:style-name="P22">No time between rounds (can Pause)</text:p>
          </table:table-cell>
        </table:table-row>
        <table:table-row>
          <table:table-cell table:style-name="Table2.A2" office:value-type="string">
            <text:p text:style-name="P22">Expert</text:p>
          </table:table-cell>
          <table:table-cell table:style-name="Table2.B2" office:value-type="string">
            <text:p text:style-name="P22">Bid for/sell line franchises to other teams</text:p>
            <text:p text:style-name="P22">Game over when money runs out</text:p>
            <text:p text:style-name="P22">Customise incident frequency, starting money</text:p>
            <text:p text:style-name="P25">Multiple incidents per place</text:p>
          </table:table-cell>
        </table:table-row>
      </table:table>
      <text:p text:style-name="Text_20_body"/>
      <text:h text:style-name="P32" text:outline-level="3">Interaction</text:h>
      <text:p text:style-name="P30">Different rooms:</text:p>
      <text:list xml:id="list3986413429" text:style-name="L1">
        <text:list-item>
          <text:p text:style-name="P36">Control room (line operation &amp; incident management)</text:p>
        </text:list-item>
        <text:list-item>
          <text:p text:style-name="P36">Board room (KPIs such as profit, passenger journeys, punctuality, top incidents, reputation, <text:span text:style-name="T10">buy/sell franchises</text:span>)</text:p>
        </text:list-item>
        <text:list-item>
          <text:p text:style-name="P36">Engineering dept <text:span text:style-name="T10">(maintenance)</text:span></text:p>
        </text:list-item>
        <text:list-item>
          <text:p text:style-name="P36">HR dept <text:span text:style-name="T10">(staffing, education, pay, morale, strikes, sickness)</text:span></text:p>
        </text:list-item>
        <text:list-item>
          <text:p text:style-name="P36">City/Network planner <text:span text:style-name="T11">(design networks)</text:span></text:p>
        </text:list-item>
      </text:list>
      <text:h text:style-name="P33" text:outline-level="3"><text:soft-page-break/>Business rules</text:h>
      <text:p text:style-name="P29">Depot at each end of line</text:p>
      <text:p text:style-name="P29">Only depots can have initial trains</text:p>
      <text:p text:style-name="P29">Stations on multiple lines are separate for incident management purposes</text:p>
      <text:h text:style-name="Heading_20_3" text:outline-level="3"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26">No guarantee that networks, games etc will be preserved. <text:s/>Rights reserved to delete them if not used for &gt; 6 months</text:p>
      <text:p text:style-name="P27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28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5T12:41:46.301819520</dc:date>
    <dc:creator>Simon Lambourn</dc:creator>
    <meta:editing-duration>PT3H37M35S</meta:editing-duration>
    <meta:editing-cycles>41</meta:editing-cycles>
    <meta:generator>LibreOffice/6.3.5.2$Linux_X86_64 LibreOffice_project/30$Build-2</meta:generator>
    <meta:document-statistic meta:table-count="2" meta:image-count="0" meta:object-count="0" meta:page-count="3" meta:paragraph-count="140" meta:word-count="403" meta:character-count="2729" meta:non-whitespace-character-count="2465"/>
  </office:meta>
</office:document-meta>
</file>